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D9800000279262031DF9A03B3AD.png" manifest:media-type="image/png"/>
  <manifest:file-entry manifest:full-path="Pictures/1000020100000D98000002763EBB51D2A49513B4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85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85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Picture 8" draw:style-name="gr2" draw:text-style-name="P1" svg:width="8.2677in" svg:height="2.1004in" svg:x="0in" svg:y="9.5902in"><draw:image xlink:href="Pictures/1000020100000D98000002763EBB51D2A49513B4.png" xlink:type="simple" xlink:show="embed" xlink:actuate="onLoad" loext:mime-type="image/png"><text:p/></draw:image></draw:frame><draw:frame text:anchor-type="paragraph" draw:z-index="1" draw:name="Picture 6" draw:style-name="gr1" draw:text-style-name="P1" svg:width="8.2677in" svg:height="2.1004in" svg:x="0in" svg:y="0in"><draw:image xlink:href="Pictures/1000020100000D9800000279262031DF9A03B3AD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5T11:59:21.338308530</meta:creation-date>
    <dc:date>2020-01-15T12:08:59.345275302</dc:date>
    <meta:editing-duration>PT9M41S</meta:editing-duration>
    <meta:editing-cycles>3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